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695cm" fo:margin-left="0.238cm" table:align="left" style:writing-mode="lr-tb"/>
    </style:style>
    <style:style style:name="Tabela1.A" style:family="table-column">
      <style:table-column-properties style:column-width="2.328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2.302cm"/>
    </style:style>
    <style:style style:name="Tabela1.D" style:family="table-column">
      <style:table-column-properties style:column-width="2.011cm"/>
    </style:style>
    <style:style style:name="Tabela1.E" style:family="table-column">
      <style:table-column-properties style:column-width="2.99cm"/>
    </style:style>
    <style:style style:name="Tabela1.G" style:family="table-column">
      <style:table-column-properties style:column-width="2.5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G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639cm" fo:margin-left="1.071cm" table:align="left" style:writing-mode="lr-tb"/>
    </style:style>
    <style:style style:name="Tabela2.A" style:family="table-column">
      <style:table-column-properties style:column-width="3.064cm"/>
    </style:style>
    <style:style style:name="Tabela2.B" style:family="table-column">
      <style:table-column-properties style:column-width="1.773cm"/>
    </style:style>
    <style:style style:name="Tabela2.C" style:family="table-column">
      <style:table-column-properties style:column-width="4.521cm"/>
    </style:style>
    <style:style style:name="Tabela2.D" style:family="table-column">
      <style:table-column-properties style:column-width="3.219cm"/>
    </style:style>
    <style:style style:name="Tabela2.E" style:family="table-column">
      <style:table-column-properties style:column-width="3.0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2e431" officeooo:paragraph-rsid="0002e431"/>
    </style:style>
    <style:style style:name="P3" style:family="paragraph" style:parent-style-name="Standard">
      <style:text-properties fo:language="pt" fo:country="BR" officeooo:rsid="0005fa7c" officeooo:paragraph-rsid="0005fa7c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Footer">
      <style:text-properties fo:language="pt" fo:country="BR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10da1d" style:font-size-asian="10pt" style:font-size-complex="10pt"/>
    </style:style>
    <style:style style:name="P12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13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4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15" style:family="paragraph" style:parent-style-name="Heading">
      <style:text-properties style:font-name="Times1" fo:language="pt" fo:country="BR" officeooo:rsid="0005fa7c" officeooo:paragraph-rsid="0005fa7c"/>
    </style:style>
    <style:style style:name="P16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17" style:family="paragraph" style:parent-style-name="Standard">
      <style:paragraph-properties fo:line-height="115%" fo:text-align="justify" style:justify-single-word="false"/>
      <style:text-properties officeooo:paragraph-rsid="002024fe"/>
    </style:style>
    <style:style style:name="P18" style:family="paragraph" style:parent-style-name="Standard">
      <style:paragraph-properties fo:line-height="115%" fo:text-align="justify" style:justify-single-word="false"/>
      <style:text-properties fo:color="#0000ff" style:font-name="Times" fo:language="pt" fo:country="BR" style:font-name-complex="Times"/>
    </style:style>
    <style:style style:name="P19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fo:font-style="normal" officeooo:rsid="000b7ba6" officeooo:paragraph-rsid="0007bf82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language="pt" fo:country="BR" officeooo:rsid="000d3202" officeooo:paragraph-rsid="0010da1d"/>
    </style:style>
    <style:style style:name="P2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0d3202" officeooo:paragraph-rsid="0010da1d"/>
    </style:style>
    <style:style style:name="P22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6fddd" officeooo:paragraph-rsid="0016fddd"/>
    </style:style>
    <style:style style:name="P23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bff0b" officeooo:paragraph-rsid="001bff0b"/>
    </style:style>
    <style:style style:name="P24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5a8f8" officeooo:paragraph-rsid="0015a8f8"/>
    </style:style>
    <style:style style:name="P25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26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 fo:font-weight="bold" officeooo:rsid="0015a8f8" officeooo:paragraph-rsid="0015a8f8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/>
    </style:style>
    <style:style style:name="P28" style:family="paragraph" style:parent-style-name="Text_20_body">
      <style:paragraph-properties fo:line-height="115%" fo:text-align="justify" style:justify-single-word="false"/>
      <style:text-properties fo:color="#000000" fo:language="pt" fo:country="BR" officeooo:rsid="0014cb74" officeooo:paragraph-rsid="0014cb74"/>
    </style:style>
    <style:style style:name="P29" style:family="paragraph" style:parent-style-name="Text_20_body" style:list-style-name="WW8Num2">
      <style:paragraph-properties fo:margin-top="0.106cm" fo:margin-bottom="0.212cm" loext:contextual-spacing="false" fo:line-height="115%" fo:text-align="justify" style:justify-single-word="false"/>
      <style:text-properties fo:language="pt" fo:country="BR" officeooo:rsid="0015a8f8" officeooo:paragraph-rsid="0015a8f8"/>
    </style:style>
    <style:style style:name="P30" style:family="paragraph" style:parent-style-name="Text_20_body">
      <style:paragraph-properties fo:margin-left="0.635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31" style:family="paragraph" style:parent-style-name="Heading" style:master-page-name="Standard">
      <style:paragraph-properties style:page-number="auto"/>
      <style:text-properties fo:language="pt" fo:country="BR"/>
    </style:style>
    <style:style style:name="P32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style:font-size-asian="12pt" style:font-size-complex="12pt"/>
    </style:style>
    <style:style style:name="P33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officeooo:rsid="000d3202" officeooo:paragraph-rsid="000d3202" style:font-size-asian="12pt" style:font-size-complex="12pt"/>
    </style:style>
    <style:style style:name="P34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5a8f8" officeooo:paragraph-rsid="0015a8f8"/>
    </style:style>
    <style:style style:name="P35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85aab" officeooo:paragraph-rsid="00185aab"/>
    </style:style>
    <style:style style:name="P36" style:family="paragraph" style:parent-style-name="Heading_20_1" style:list-style-name="">
      <style:paragraph-properties fo:line-height="115%" fo:text-align="justify" style:justify-single-word="false"/>
      <style:text-properties officeooo:rsid="00185aab" officeooo:paragraph-rsid="002024fe"/>
    </style:style>
    <style:style style:name="P37" style:family="paragraph" style:parent-style-name="Heading_20_1" style:list-style-name="WW8Num8">
      <style:paragraph-properties fo:line-height="115%" fo:text-align="justify" style:justify-single-word="false"/>
      <style:text-properties officeooo:rsid="00185aab" officeooo:paragraph-rsid="002024fe"/>
    </style:style>
    <style:style style:name="P38" style:family="paragraph" style:parent-style-name="Heading_20_1" style:list-style-name="">
      <style:paragraph-properties fo:line-height="115%" fo:text-align="justify" style:justify-single-word="false"/>
      <style:text-properties fo:color="#000000" officeooo:rsid="00185aab" officeooo:paragraph-rsid="002024fe"/>
    </style:style>
    <style:style style:name="P39" style:family="paragraph" style:parent-style-name="Heading_20_1">
      <style:paragraph-properties fo:margin-top="0.423cm" fo:margin-bottom="0.106cm" loext:contextual-spacing="false" fo:line-height="115%" fo:text-align="justify" style:justify-single-word="false"/>
      <style:text-properties style:font-name="Times1" fo:language="pt" fo:country="BR"/>
    </style:style>
    <style:style style:name="P40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0d41bb" officeooo:paragraph-rsid="000d41bb" style:font-size-asian="10pt" style:font-weight-asian="bold" style:font-name-complex="Arial" style:font-style-complex="italic"/>
    </style:style>
    <style:style style:name="P41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1157f2" officeooo:paragraph-rsid="001157f2" style:font-size-asian="10pt" style:font-weight-asian="bold" style:font-name-complex="Arial" style:font-style-complex="italic"/>
    </style:style>
    <style:style style:name="P42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4276a" officeooo:paragraph-rsid="0004276a" style:font-size-asian="10pt" style:font-size-complex="10pt"/>
    </style:style>
    <style:style style:name="P43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6197a" officeooo:paragraph-rsid="0006197a" style:font-size-asian="10pt" style:font-size-complex="10pt"/>
    </style:style>
    <style:style style:name="P44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0d41bb" officeooo:paragraph-rsid="000d41bb" style:font-size-asian="10pt" style:font-size-complex="10pt"/>
    </style:style>
    <style:style style:name="P45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1157f2" officeooo:paragraph-rsid="001157f2" style:font-size-asian="10pt" style:font-size-complex="10pt"/>
    </style:style>
    <style:style style:name="P46" style:family="paragraph" style:parent-style-name="InfoBlue">
      <style:paragraph-properties fo:line-height="115%" fo:text-align="justify" style:justify-single-word="false"/>
      <style:text-properties fo:color="#000000" fo:language="pt" fo:country="BR" officeooo:paragraph-rsid="002269d7"/>
    </style:style>
    <style:style style:name="P47" style:family="paragraph" style:parent-style-name="InfoBlue">
      <style:paragraph-properties fo:line-height="115%" fo:text-align="justify" style:justify-single-word="false"/>
      <style:text-properties fo:language="pt" fo:country="BR"/>
    </style:style>
    <style:style style:name="P48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14cb74" officeooo:paragraph-rsid="0014cb74"/>
    </style:style>
    <style:style style:name="T1" style:family="text">
      <style:text-properties officeooo:rsid="0002e431"/>
    </style:style>
    <style:style style:name="T2" style:family="text">
      <style:text-properties officeooo:rsid="001a8b1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fo:color="#000000" officeooo:rsid="0007bf82"/>
    </style:style>
    <style:style style:name="T7" style:family="text">
      <style:text-properties fo:color="#000000" officeooo:rsid="0009b0a5"/>
    </style:style>
    <style:style style:name="T8" style:family="text">
      <style:text-properties fo:color="#000000" fo:font-style="italic" officeooo:rsid="0009b0a5" style:font-style-asian="italic" style:font-style-complex="italic"/>
    </style:style>
    <style:style style:name="T9" style:family="text">
      <style:text-properties fo:color="#000000" fo:font-style="normal" officeooo:rsid="0009b0a5" style:font-style-asian="normal" style:font-style-complex="normal"/>
    </style:style>
    <style:style style:name="T10" style:family="text">
      <style:text-properties fo:color="#000000" fo:font-style="normal" officeooo:rsid="000b7ba6" style:font-style-asian="normal" style:font-style-complex="normal"/>
    </style:style>
    <style:style style:name="T11" style:family="text">
      <style:text-properties fo:color="#000000"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13" style:family="text">
      <style:text-properties officeooo:rsid="0009b0a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d41bb"/>
    </style:style>
    <style:style style:name="T17" style:family="text">
      <style:text-properties officeooo:rsid="0010da1d"/>
    </style:style>
    <style:style style:name="T18" style:family="text">
      <style:text-properties officeooo:rsid="0011c11b"/>
    </style:style>
    <style:style style:name="T19" style:family="text">
      <style:text-properties officeooo:rsid="0015a8f8"/>
    </style:style>
    <style:style style:name="T20" style:family="text">
      <style:text-properties officeooo:rsid="001cce63"/>
    </style:style>
    <style:style style:name="T21" style:family="text">
      <style:text-properties fo:font-weight="bold" style:font-weight-asian="bold" style:font-name-complex="Arial" style:font-weight-complex="bold"/>
    </style:style>
    <style:style style:name="T22" style:family="text">
      <style:text-properties fo:font-weight="bold" officeooo:rsid="0015a8f8" style:font-weight-asian="bold" style:font-name-complex="Arial" style:font-weight-complex="bold"/>
    </style:style>
    <style:style style:name="T23" style:family="text">
      <style:text-properties style:font-name="Times1" fo:language="pt" fo:country="BR"/>
    </style:style>
    <style:style style:name="T24" style:family="text">
      <style:text-properties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25" style:family="text">
      <style:text-properties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26" style:family="text">
      <style:text-properties style:font-name="Times1" fo:font-size="10pt" fo:language="pt" fo:country="BR" fo:font-weight="normal" officeooo:rsid="0021701b" style:font-size-asian="10pt" style:font-weight-asian="normal" style:font-size-complex="10pt" style:font-weight-complex="normal"/>
    </style:style>
    <style:style style:name="T27" style:family="text">
      <style:text-properties style:font-name="Times1" fo:font-size="10pt" fo:language="pt" fo:country="BR" fo:font-weight="normal" officeooo:rsid="002269d7" style:font-size-asian="10pt" style:font-weight-asian="normal" style:font-size-complex="10pt" style:font-weight-complex="normal"/>
    </style:style>
    <style:style style:name="T28" style:family="text">
      <style:text-properties officeooo:rsid="002269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5">Plano de Projeto</text:p>
      <text:p text:style-name="P1"/>
      <text:p text:style-name="P18"/>
      <text:list xml:id="list2760080608" text:style-name="WW8Num8">
        <text:list-item>
          <text:h text:style-name="P32" text:outline-level="1">Introdu<text:span text:style-name="T13">ção</text:span></text:h>
        </text:list-item>
      </text:list>
      <text:p text:style-name="P14"><text:span text:style-name="T6"><text:tab/>Para o desenvolvimento do sistema de software </text:span><text:span text:style-name="T7">em questão é necessário ter a organização de como o projeto será dividido, quem será responsável em cada papel (</text:span><text:span text:style-name="T8">roles</text:span><text:span text:style-name="T7">). Todo o projeto será descrito pelo gerente de projeto, que tem como função conduzir o planejamento do projeto, realizar a coordenação de interações com o cliente (</text:span><text:span text:style-name="T8">stakeholders</text:span><text:span text:style-name="T7">) e deve manter a equipe focada para organização do plano de projeto.</text:span></text:p>
      <text:p text:style-name="P12"><text:span text:style-name="T7"><text:tab/>Como foi identificado no </text:span><text:span text:style-name="T8">project defined plan </text:span><text:span text:style-name="T9">este projeto tem como objetivo desenvolver um sistema de software que realize o aluguel de imóveis. Por decisão de projeto como metodologia ágil utilizada para o desenvolvimento será utilizado o Scrum. Dessa forma, o projeto foi dividido em quatro sprints e tem como objetivo em cada sprint realizar a entrega de um artefato que compõe o projeto. </text:span><text:span text:style-name="T10">Esse projeto será todo desenvolvido por um membro, este desenvolverá todas as funções que são necessárias para desenvolver um sistema de software. Por padrão de documentação este projeto está seguindo o modelo de documentação do OpenUp.</text:span></text:p>
      <text:p text:style-name="P19"><text:tab/>O OpenUp é um processo unificado que tem como objetivo desenvolver um projeto utilizando uma abordagem iterativa e incremental dentro do ciclo de vida que será estruturado para o projeto. Dessa forma em cada artefato desenvolvido tem-se um incremento no projeto. Por definição esses incrementos são também chamados de micro-incrementos. Dessa forma pode-se notar que cada artefato é um micro-incremento, dessa forma eles são considerados pequenas unidades de trabalho que indicam um progresso do trabalho.</text:p>
      <text:list xml:id="list1839414430796" text:continue-numbering="true" text:style-name="WW8Num8">
        <text:list-item>
          <text:h text:style-name="P33" text:outline-level="1">Organização do Projeto</text:h>
        </text:list-item>
      </text:list>
      <text:p text:style-name="P13"><text:tab/>Pela documentação do OpenUp existem <text:span text:style-name="T16">seis</text:span> papéis que são necessários para o desenvolvimento de um projeto. <text:span text:style-name="T17">Porém para iniciar um projeto é necessário que tenha um cliente interessado no produto. Como este projeto está sendo desenvolvido para a disciplina de Engenharia de Software da Universidade de Brasília, como cliente tem-se a UnB, visto que já possui uma regra de negócio a ser seguida. A seguir serão expressas definição de cada papel e o que é esperado em cada um deles, seguindo a definição dada pelo OpenUp.</text:span></text:p>
      <text:p text:style-name="P10"><text:tab/><text:span text:style-name="T16">Gerente de Projeto: Deve conduzir o planejamento do projeto, coordenar as interações com o cliente e deve ser responsável por manter a equipe unida e motivada para desenvolver o projeto.</text:span></text:p>
      <text:p text:style-name="P10"><text:tab/><text:span text:style-name="T16">Arquiteto: É responsável por definir a arquitetura do software, dentre elas deve realizar a tomada de decisões técnicas que orientam todo o design e a implementação do projeto.</text:span></text:p>
      <text:p text:style-name="P10"><text:tab/><text:span text:style-name="T16">Analista: Este deve representar os interesses do cliente e do usuário final recolhendo informações dos stakeholders para entender o problema que deve ser resolvido, capturando os requisitos e definindo suas prioridades.</text:span></text:p>
      <text:p text:style-name="P10"><text:tab/><text:span text:style-name="T17">Testador: Este é responsável pelas atividades do esforço de teste. Essas atividades incluem, identificar, definir, implementar e conduzir os testes necessários. E também deve registrar e analisar os resultados dos testes.</text:span></text:p>
      <text:p text:style-name="P10"><text:soft-page-break/><text:tab/><text:span text:style-name="T17">Desenvolvedor: É responsável por desenvolver uma parte do sistema, incluindo o desenvolvimento do design do software, de forma que ele atenda a arquitetura do software e a prototipagem da interface do usuário. Possibilitando que seja então feita a implementação, execução e a testagem do software para que seja feita a integração dos componentes que são parte da solução.</text:span></text:p>
      <text:p text:style-name="P11"><text:tab/><text:span text:style-name="T17">Stakeholder: Este papel é referente para os grupos que são interessados para que seja feito ou desenvolvido o projeto. Por definição qualquer papel que seja estabelecido possui uma função, ou seja, todos os papéis desempenham uma função e está pode solicitar uma mudança.</text:span></text:p>
      <text:p text:style-name="P20"/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row table:style-name="Tabela1.1">
          <table:table-cell table:style-name="Tabela1.A1" office:value-type="string">
            <text:p text:style-name="P40">Membro do Time</text:p>
          </table:table-cell>
          <table:table-cell table:style-name="Tabela1.A1" office:value-type="string">
            <text:p text:style-name="P40">Gerente de Projeto</text:p>
          </table:table-cell>
          <table:table-cell table:style-name="Tabela1.A1" office:value-type="string">
            <text:p text:style-name="P40">Arquiteto</text:p>
          </table:table-cell>
          <table:table-cell table:style-name="Tabela1.A1" office:value-type="string">
            <text:p text:style-name="P40">Analista</text:p>
          </table:table-cell>
          <table:table-cell table:style-name="Tabela1.A1" office:value-type="string">
            <text:p text:style-name="P40">Desenvolvedor </text:p>
          </table:table-cell>
          <table:table-cell table:style-name="Tabela1.A1" office:value-type="string">
            <text:p text:style-name="P40">Testador </text:p>
          </table:table-cell>
          <table:table-cell table:style-name="Tabela1.G1" office:value-type="string">
            <text:p text:style-name="P41">Stakeholder</text:p>
          </table:table-cell>
        </table:table-row>
        <table:table-row table:style-name="Tabela1.1">
          <table:table-cell table:style-name="Tabela1.A2" office:value-type="string">
            <text:p text:style-name="P42">Mariana Borges de Sampaio</text:p>
          </table:table-cell>
          <table:table-cell table:style-name="Tabela1.B2" office:value-type="string">
            <text:p text:style-name="P43"><text:span text:style-name="T4">X</text:span> </text:p>
          </table:table-cell>
          <table:table-cell table:style-name="Tabela1.C2" office:value-type="string">
            <text:p text:style-name="P44">X</text:p>
          </table:table-cell>
          <table:table-cell table:style-name="Tabela1.D2" office:value-type="string">
            <text:p text:style-name="P44">X</text:p>
          </table:table-cell>
          <table:table-cell table:style-name="Tabela1.E2" office:value-type="string">
            <text:p text:style-name="P44">X</text:p>
          </table:table-cell>
          <table:table-cell table:style-name="Tabela1.F2" office:value-type="string">
            <text:p text:style-name="P44">X</text:p>
          </table:table-cell>
          <table:table-cell table:style-name="Tabela1.G2" office:value-type="string">
            <text:p text:style-name="P45">X</text:p>
          </table:table-cell>
        </table:table-row>
      </table:table>
      <text:list xml:id="list1839187061854" text:continue-numbering="true" text:style-name="WW8Num8">
        <text:list-item>
          <text:h text:style-name="P39" text:outline-level="1"><text:span text:style-name="T18">Processo de desenvolvimento e medições</text:span> </text:h>
        </text:list-item>
      </text:list>
      <text:p text:style-name="P48"><text:tab/>O projeto seguirá com o desenvolvimento incremental e iterativo como é proposto pelo OpenUp. Para que seja feito o acompanhamento o processo foi dividido em quatro sprints com intuito de seguir o procedimento do Scrum, dessa forma cada sprint foi planejada conforme o tempo que se pode comprometer para cada atividade. O <text:span text:style-name="T14">sprint planning</text:span> <text:span text:style-name="T15">que tem como objetivo decidir como cada objetivo será alcançado <text:s/>foi feito com auxilio do diagrama de Gantt, visto que dessa forma é possível criar o </text:span><text:span text:style-name="T14">sprint backlog</text:span><text:span text:style-name="T15">, este indica a criação das tarefas que devem ser feitas. A </text:span><text:span text:style-name="T14">sprint retrospective </text:span><text:span text:style-name="T15">avalia o que está atrasando ou adiantando, para isso o diagrama de gantt auxilia visto que nele tem-se o acompanhamento do que está sendo trabalhado ou não, o que está em dia ou não. Dessa forma pode-se identificar com maior facilidade como está o progresso do trabalho. Para fazer esse acompanhamento foi utilizado o monday, seguindo as divisões das sprints. </text:span></text:p>
      <text:p text:style-name="P28"/>
      <text:list xml:id="list1840594889659" text:continue-numbering="true" text:style-name="WW8Num8">
        <text:list-item>
          <text:h text:style-name="P34" text:outline-level="1">Marcos e objetivos do projeto</text:h>
        </text:list-item>
      </text:list>
      <text:p text:style-name="P4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6">Fase</text:p>
          </table:table-cell>
          <table:table-cell table:style-name="Tabela2.A1" office:value-type="string">
            <text:p text:style-name="P26">Iteração</text:p>
          </table:table-cell>
          <table:table-cell table:style-name="Tabela2.A1" office:value-type="string">
            <text:p text:style-name="P27"><text:span text:style-name="T22">Objetivo Principal</text:span><text:span text:style-name="T21"> </text:span></text:p>
          </table:table-cell>
          <table:table-cell table:style-name="Tabela2.A1" office:value-type="string">
            <text:p text:style-name="P26">Início programado ou marco</text:p>
          </table:table-cell>
          <table:table-cell table:style-name="Tabela2.E1" office:value-type="string">
            <text:p text:style-name="P26">Velocidade do alvo</text:p>
          </table:table-cell>
        </table:table-row>
        <table:table-row table:style-name="Tabela2.1">
          <table:table-cell table:style-name="Tabela2.A2" office:value-type="string">
            <text:p text:style-name="P24">Sprint 1</text:p>
          </table:table-cell>
          <table:table-cell table:style-name="Tabela2.B2" office:value-type="string">
            <text:p text:style-name="P25">I1</text:p>
          </table:table-cell>
          <table:table-cell table:style-name="Tabela2.C2" office:value-type="string">
            <text:p text:style-name="P25">Obje<text:span text:style-name="T19">tivos:</text:span></text:p>
            <text:list xml:id="list2983056817" text:style-name="WW8Num2">
              <text:list-item>
                <text:p text:style-name="P29">Conseguir finalizar toda a documentação esperada para prosseguir <text:soft-page-break/>com o projeto.</text:p>
              </text:list-item>
            </text:list>
            <text:p text:style-name="P30"><text:s/><text:span text:style-name="T19">Risco: Atrasos devido a escolha das ferramentas ser nessa fase.</text:span></text:p>
            <text:p text:style-name="P30"/>
          </table:table-cell>
          <table:table-cell table:style-name="Tabela2.D2" office:value-type="string">
            <text:p text:style-name="P24">16/03/2021 - 22/03/2021</text:p>
          </table:table-cell>
          <table:table-cell table:style-name="Tabela2.E2" office:value-type="string">
            <text:p text:style-name="P24"><text:s/>7 dias </text:p>
          </table:table-cell>
        </table:table-row>
        <table:table-row table:style-name="Tabela2.1">
          <table:table-cell table:style-name="Tabela2.A3" office:value-type="string">
            <text:p text:style-name="P24">Sprint 2</text:p>
          </table:table-cell>
          <table:table-cell table:style-name="Tabela2.B3" office:value-type="string">
            <text:p text:style-name="P25">I2</text:p>
          </table:table-cell>
          <table:table-cell table:style-name="Tabela2.C3" office:value-type="string">
            <text:p text:style-name="P24">Objetivos:</text:p>
            <text:p text:style-name="P24">Finalizar a documentação e e iniciar a construção do modelo de caso de uso utilizando UML.</text:p>
            <text:p text:style-name="P24">Descrever a arquitetura do projeto.</text:p>
            <text:p text:style-name="P24">Risco: Fazer a arquitetura do sistema de forma correta.</text:p>
            <text:p text:style-name="P24"/>
          </table:table-cell>
          <table:table-cell table:style-name="Tabela2.D3" office:value-type="string">
            <text:p text:style-name="P24">23/03/2021 - 03/03/2021</text:p>
          </table:table-cell>
          <table:table-cell table:style-name="Tabela2.E3" office:value-type="string">
            <text:p text:style-name="P24">12 dias</text:p>
          </table:table-cell>
        </table:table-row>
        <table:table-row table:style-name="Tabela2.1">
          <table:table-cell table:style-name="Tabela2.A4" office:value-type="string">
            <text:p text:style-name="P24">Sprint 3</text:p>
          </table:table-cell>
          <table:table-cell table:style-name="Tabela2.B4" office:value-type="string">
            <text:p text:style-name="P24">I3</text:p>
          </table:table-cell>
          <table:table-cell table:style-name="Tabela2.C4" office:value-type="string">
            <text:p text:style-name="P24">Objetivos:</text:p>
            <text:p text:style-name="P24">Construir <text:s/>a interface com o usuário e o banco de dados. </text:p>
            <text:p text:style-name="P24">Descrever a infraestrutura de implantação. </text:p>
            <text:p text:style-name="P22">Teste de fumaça.</text:p>
            <text:p text:style-name="P24">Risco: Integração de HTML com SQLite dar algum erro.</text:p>
            <text:p text:style-name="P22">O teste de fumaça dar erro na implementação.</text:p>
            <text:p text:style-name="P23">Marco:</text:p>
            <text:p text:style-name="P23">Projeto de interface com o usuário.</text:p>
            <text:p text:style-name="P23">Projeto físico do banco de dados.</text:p>
            <text:p text:style-name="P23">Smoke test.</text:p>
          </table:table-cell>
          <table:table-cell table:style-name="Tabela2.D4" office:value-type="string">
            <text:p text:style-name="P22">07/03/2021 – 19/04/2021 </text:p>
          </table:table-cell>
          <table:table-cell table:style-name="Tabela2.E4" office:value-type="string">
            <text:p text:style-name="P22">13 dias </text:p>
          </table:table-cell>
        </table:table-row>
        <table:table-row table:style-name="Tabela2.1">
          <table:table-cell table:style-name="Tabela2.A5" office:value-type="string">
            <text:p text:style-name="P22">Sprint 4</text:p>
          </table:table-cell>
          <table:table-cell table:style-name="Tabela2.B5" office:value-type="string">
            <text:p text:style-name="P22">I4</text:p>
          </table:table-cell>
          <table:table-cell table:style-name="Tabela2.C5" office:value-type="string">
            <text:p text:style-name="P22">Objetivos:</text:p>
            <text:p text:style-name="P22">Construir o protótipo de <text:soft-page-break/>interface e o protótipo de banco de dados.</text:p>
            <text:p text:style-name="P22">Risco: Ter algum erro do processo anterior do desenvolvimento do software.</text:p>
            <text:p text:style-name="P23">Marco:</text:p>
            <text:p text:style-name="P23">Protótipo de interface com o usuário.</text:p>
            <text:p text:style-name="P23">Protótipo de banco de da<text:span text:style-name="T20">d</text:span>os.</text:p>
            <text:p text:style-name="P23"/>
            <text:p text:style-name="P22"/>
          </table:table-cell>
          <table:table-cell table:style-name="Tabela2.D5" office:value-type="string">
            <text:p text:style-name="P22">20/04/2021 – 25/04/2021</text:p>
          </table:table-cell>
          <table:table-cell table:style-name="Tabela2.E5" office:value-type="string">
            <text:p text:style-name="P22">5 dias </text:p>
          </table:table-cell>
        </table:table-row>
      </table:table>
      <text:p text:style-name="P16"/>
      <text:p text:style-name="P16"/>
      <text:list xml:id="list1840321520747" text:continue-list="list1840594889659" text:style-name="WW8Num8">
        <text:list-item>
          <text:h text:style-name="P37" text:outline-level="1"><text:span text:style-name="T23">Desenvolvimento</text:span></text:h>
        </text:list-item>
      </text:list>
      <text:h text:style-name="P36" text:outline-level="1"><text:span text:style-name="T24"><text:tab/></text:span><text:span text:style-name="T11">C</text:span><text:span text:style-name="T12">onforme cada fase for sendo concluída é gerado um artefato, quando este é finalizado ele é inserido no repositório do Github destinado para alocar os documentos e os códigos do projeto. Dessa forma, quando houver alguma atualização será inserido o arquivo e como título será inserido o termo update ‘nome_do_projeto’.</text:span></text:h>
      <text:h text:style-name="P38" text:outline-level="1"><text:span text:style-name="T25"><text:tab/>No momento da implementação do código será inserido também no <text:s/></text:span><text:span text:style-name="T26">repositório utilizando termos como create ‘index.html’, update ‘index.html’, remove ‘index.html’ como termos para identificação de criação, atualização e remoção de um arquivo. Dessa forma será sempre atualizado o repositório que contem todos os itens do projeto. Para</text:span><text:span text:style-name="T27"> acesso, segue o link do repositório que possui todo o andamento do projeto. Link: https://github.com/sampaiomariana/Projeto-Engenharia-de-Software-.</text:span></text:h>
      <text:p text:style-name="P17"><text:span text:style-name="T25"/></text:p>
      <text:list xml:id="list1838973105434" text:continue-numbering="true" text:style-name="WW8Num8">
        <text:list-item>
          <text:h text:style-name="P35" text:outline-level="1">Lições aprendidas</text:h>
        </text:list-item>
      </text:list>
      <text:p text:style-name="P46"><text:tab/><text:span text:style-name="T28">Como lições aprendidas desde o momento nota-se a necessidade de organizar o projeto de forma que não sejam perdidos nenhum conteúdo e possa sempre ser atualizado de maneira que qualquer pessoa que tenha o link ou acesso ao repositório possa identificar o progresso do desenvolvimento do projeto. Além de notar que é necessário que para que o projeto seja desenvolvido dentro do período de tempo esperado é necessário um cronograma para organização, além de possibilitar a visão de quando o projeto seria finalizado. Devido a isto nota-se a importância que o diagrama de gantt trouxe para o projeto.</text:span></text:p>
      <text:p text:style-name="P46"><text:span text:style-name="T28"><text:s/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02e431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05fa7c" officeooo:paragraph-rsid="0005fa7c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2e431"/>
    </style:style>
    <style:style style:name="MT2" style:family="text">
      <style:text-properties officeooo:rsid="001a8b1d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officeooo:rsid="0007bf82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Mariana Borges de Sampaio 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Plano de Projeto </text:p>
            </table:table-cell>
            <table:table-cell table:style-name="Tabela4.B1" office:value-type="string">
              <text:p text:style-name="MP4"><text:s text:c="2"/>Date: <text:span text:style-name="MT1">17</text:span>/0<text:span text:style-name="MT2">3</text:span>/20<text:span text:style-name="MT1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3"></text:span><text:user-defined style:data-style-name="N0" text:name="Company"/><text:span text:style-name="MT4">Mariana de Sampaio</text:span>, <text:date style:data-style-name="N107" text:date-value="2021-03-19T00:18:38.442199076">2021</text:date></text:p>
            </table:table-cell>
            <table:table-cell table:style-name="Tabela3.A1" office:value-type="string">
              <text:p text:style-name="MP8"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3-19T00:18:38.347310421</dc:date>
    <meta:editing-cycles>27</meta:editing-cycles>
    <meta:editing-duration>PT2H51M18S</meta:editing-duration>
    <meta:generator>LibreOffice/6.0.7.3$Linux_X86_64 LibreOffice_project/00m0$Build-3</meta:generator>
    <meta:document-statistic meta:table-count="4" meta:image-count="0" meta:object-count="0" meta:page-count="4" meta:paragraph-count="87" meta:word-count="1162" meta:character-count="7347" meta:non-whitespace-character-count="6239"/>
  </office:meta>
</office:document-meta>
</file>